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06%"/>
      <style:text-properties style:font-name-complex="Calibri" fo:font-size="17pt" style:font-size-asian="17pt" style:font-size-complex="17pt"/>
    </style:style>
    <style:style style:name="P3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4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5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6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7" style:parent-style-name="Standard" style:family="paragraph">
      <style:paragraph-properties fo:text-align="justify" fo:line-height="106%"/>
    </style:style>
    <style:style style:name="T8" style:parent-style-name="Absatz-Standardschriftart" style:family="text">
      <style:text-properties style:font-name-complex="Calibri" fo:font-size="17pt" style:font-size-asian="17pt" style:font-size-complex="17pt"/>
    </style:style>
    <style:style style:name="T9" style:parent-style-name="Absatz-Standardschriftart" style:family="text">
      <style:text-properties style:font-name-complex="Calibri" fo:font-size="17pt" style:font-size-asian="17pt" style:font-size-complex="17pt"/>
    </style:style>
    <style:style style:name="P10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11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12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13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14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15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16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17" style:parent-style-name="Standard" style:family="paragraph">
      <style:paragraph-properties fo:text-align="justify" fo:line-height="106%"/>
      <style:text-properties style:font-name-complex="Calibri" fo:font-weight="bold" style:font-weight-asian="bold" style:font-weight-complex="bold" fo:font-size="17pt" style:font-size-asian="17pt" style:font-size-complex="17pt"/>
    </style:style>
    <style:style style:name="P18" style:parent-style-name="Standard" style:family="paragraph">
      <style:paragraph-properties fo:text-align="justify" fo:line-height="106%"/>
      <style:text-properties style:font-name-complex="Calibri" fo:font-size="17pt" style:font-size-asian="17pt" style:font-size-complex="17pt"/>
    </style:style>
    <style:style style:name="P19" style:parent-style-name="Standard" style:family="paragraph">
      <style:paragraph-properties fo:text-align="justify" fo:line-height="106%"/>
    </style:style>
    <style:style style:name="T20" style:parent-style-name="Absatz-Standardschriftart" style:family="text">
      <style:text-properties style:font-name-complex="Calibri" fo:font-size="17pt" style:font-size-asian="17pt" style:font-size-complex="17pt"/>
    </style:style>
  </office:automatic-styles>
  <office:body>
    <office:text text:use-soft-page-breaks="true">
      <text:p text:style-name="P1">Liebe Nachbarn und Nachbarinnen!</text:p>
      <text:p text:style-name="P3">Viele Leute haben Probleme mit dem Corona-Virus.</text:p>
      <text:p text:style-name="P4">Der Corona-Virus ist eine ansteckende Krankheit.</text:p>
      <text:p text:style-name="P5">Für alte und kranke Menschen<text:s/>ist der Corona-Virus sehr gefährlich.</text:p>
      <text:p text:style-name="P6">Wenn alte und kranke Menschen das Haus verlassen, können sie schnell das Corona-Virus bekommen und sehr krank werden.</text:p>
      <text:p text:style-name="P7"><text:span text:style-name="T8">Aber für junge, gesunde Menschen ist der Corona-Virus nicht so gefährlich wie für alte und kranke M</text:span><text:span text:style-name="T9">enschen.</text:span></text:p>
      <text:p text:style-name="P10">Deswegen möchten möchten wir junge, gesunde Menschen den alten und kranken Menschen helfen.</text:p>
      <text:p text:style-name="P11">Wir möchten für alte und kranke Menschen Besorgungen erledigen.</text:p>
      <text:p text:style-name="P12">Zum Beispiel gehen wir für sie Essen kaufen, Medikamente kaufen oder Briefe zur Post bringen.</text:p>
      <text:p text:style-name="P13">Wenn wir etwas tun, müssen alte und kranke Menschen das Haus nicht verlassen.</text:p>
      <text:p text:style-name="P14">Dann stecken sich weniger alte und kranke Menschen mit dem Corona-Virus an.</text:p>
      <text:p text:style-name="P15">Dann werden weniger alte und kranke Menschen sehr krank.</text:p>
      <text:p text:style-name="P16">Wenn Sie oder ein Familienmitglied oder Freund Hilfe beim Einkaufen brauchen, können Sie diese Telefonnummer anrufen:</text:p>
      <text:p text:style-name="P17">0176 390 296 95</text:p>
      <text:p text:style-name="P18">Liebe Grüße und passen Sie auf sich auf</text:p>
      <text:p text:style-name="P19"><text:span text:style-name="T20">das Nachbarschafts-Hilfe-Team Gögginge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fzeile" style:display-name="Kopfzeile" style:family="paragraph" style:parent-style-name="HeaderandFooter">
      <style:text-properties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5in"/>
      </style:footer-style>
    </style:page-layout>
    <style:style style:name="P2" style:parent-style-name="Kopfzeil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Aushang in leichter Sprach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ander Billing</meta:initial-creator>
    <dc:creator>Moritz</dc:creator>
    <meta:creation-date>2020-03-20T10:06:00Z</meta:creation-date>
    <dc:date>2020-03-20T10:06:00Z</dc:date>
    <meta:template xlink:href="Normal.dotm" xlink:type="simple"/>
    <meta:editing-cycles>2</meta:editing-cycles>
    <meta:editing-duration>PT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0" meta:character-count="1097" meta:row-count="7" meta:non-whitespace-character-count="949"/>
  </office:meta>
</office:document-meta>
</file>